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A0000019100000195AA95C166.svm" manifest:media-type=""/>
  <manifest:file-entry manifest:full-path="Pictures/20000022000001630000014975961631.svm" manifest:media-type=""/>
  <manifest:file-entry manifest:full-path="Pictures/20000032000002BF00000149EAF9B61B.svm" manifest:media-type=""/>
  <manifest:file-entry manifest:full-path="Pictures/2000001A0000018F000001957503469F.svm" manifest:media-type=""/>
  <manifest:file-entry manifest:full-path="Pictures/2000001A00000161000000263F343D8E.svm" manifest:media-type=""/>
  <manifest:file-entry manifest:full-path="Pictures/20000042000003E60000016BBCC95DA0.svm" manifest:media-type=""/>
  <manifest:file-entry manifest:full-path="Pictures/2000002A0000023F0000014991FDDD88.svm" manifest:media-type=""/>
  <manifest:file-entry manifest:full-path="Pictures/2000001A0000014A000001C865285AEC.svm" manifest:media-type=""/>
  <manifest:file-entry manifest:full-path="Pictures/2000002A0000038F000000FA545D4D1E.svm" manifest:media-type=""/>
  <manifest:file-entry manifest:full-path="Pictures/2000002A000003C60000013A86861A67.svm" manifest:media-type=""/>
  <manifest:file-entry manifest:full-path="Pictures/200000120000013A00000129D490588A.svm" manifest:media-type=""/>
  <manifest:file-entry manifest:full-path="Pictures/2000001A00000191000001C33F0B5B32.svm" manifest:media-type=""/>
  <manifest:file-entry manifest:full-path="Pictures/20000042000003EB0000016B1ADD9F09.svm" manifest:media-type=""/>
  <manifest:file-entry manifest:full-path="Pictures/20000012000001E000000102A21DA15D.svm" manifest:media-type=""/>
  <manifest:file-entry manifest:full-path="Pictures/2000002A000003D40000013A7FA876E7.svm" manifest:media-type=""/>
  <manifest:file-entry manifest:full-path="Pictures/2000001A0000014A00000195B475067A.svm" manifest:media-type=""/>
  <manifest:file-entry manifest:full-path="Pictures/2000001A0000018F000001C356A3F8F7.svm" manifest:media-type=""/>
  <manifest:file-entry manifest:full-path="Pictures/2000002A0000022F0000022AF7D7881B.svm" manifest:media-type=""/>
  <manifest:file-entry manifest:full-path="Pictures/20000032000002C200000149EFBF050C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277cm" draw:marker-end="Arrow" draw:marker-end-width="0.37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TexMathsArgs="14§display§\text{Link }\lin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Arrowheads_20_1" draw:marker-end="Arrowheads_20_1" draw:fill="none" draw:textarea-vertical-align="middle"/>
    </style:style>
    <style:style style:name="gr5" style:family="graphic" style:parent-style-name="standard">
      <style:graphic-properties TexMathsArgs="14§display§\length_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\discrete{\length_{\link}^{\triangle}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\discrete{1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triangle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discrete{\xind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dash" draw:stroke-dash="Dashed_20__28_var_29_" svg:stroke-width="0.051cm" svg:stroke-color="#808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TexMathsArgs="14§latex§Link $p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latex§Link $q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493cm"/>
    </style:style>
    <style:style style:name="gr16" style:family="graphic" style:parent-style-name="standard">
      <style:graphic-properties TexMathsArgs="14§display§\jup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4§display§\jdown{p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\jdown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\jup{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4§display§\xdis{-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\xdis{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display§\xdis{\xind-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4§display§\xdis{\xind+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4§display§\xdis{\length_{\link}^{\triangle}-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4§display§\xdis{\length_{\link}^{\triangle}+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75cm" svg:y1="2.46cm" svg:x2="11.295cm" svg:y2="2.46cm">
          <text:p/>
        </draw:line>
        <draw:custom-shape draw:style-name="gr2" draw:text-style-name="P1" draw:layer="layout" svg:width="1.651cm" svg:height="1.651cm" svg:x="2.024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11.29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273cm" svg:height="0.349cm" svg:x="6.849cm" svg:y="2.683cm">
          <draw:image xlink:href="Pictures/2000002A0000038F000000FA545D4D1E.svm" xlink:type="simple" xlink:show="embed" xlink:actuate="onLoad">
            <text:p/>
          </draw:image>
        </draw:frame>
        <draw:line draw:style-name="gr4" draw:text-style-name="P1" xml:id="id2" draw:id="id2" draw:layer="layout" svg:x1="3.675cm" svg:y1="1.524cm" svg:x2="5.199cm" svg:y2="1.524cm">
          <text:p/>
        </draw:line>
        <draw:frame draw:style-name="gr5" draw:text-style-name="P1" draw:layer="layout" svg:width="0.529cm" svg:height="0.414cm" svg:x="7.208cm" svg:y="3.634cm">
          <draw:image xlink:href="Pictures/200000120000013A00000129D490588A.svm" xlink:type="simple" xlink:show="embed" xlink:actuate="onLoad">
            <text:p/>
          </draw:image>
        </draw:frame>
        <draw:line draw:style-name="gr4" draw:text-style-name="P1" draw:layer="layout" svg:x1="3.667cm" svg:y1="3.445cm" svg:x2="11.277cm" svg:y2="3.445cm">
          <text:p/>
        </draw:line>
        <draw:frame draw:style-name="gr6" draw:text-style-name="P1" draw:layer="layout" svg:width="0.491cm" svg:height="0.058cm" draw:transform="rotate (-3.14159265358979) translate (6.325cm 1.582cm)">
          <draw:image xlink:href="Pictures/2000001A00000161000000263F343D8E.svm" xlink:type="simple" xlink:show="embed" xlink:actuate="onLoad">
            <text:p/>
          </draw:image>
        </draw:frame>
        <draw:frame draw:style-name="gr7" draw:text-style-name="P1" draw:layer="layout" svg:width="0.491cm" svg:height="0.052cm" svg:x="8.899cm" svg:y="1.53cm">
          <draw:image xlink:href="Pictures/2000001A00000161000000263F343D8E.svm" xlink:type="simple" xlink:show="embed" xlink:actuate="onLoad">
            <text:p/>
          </draw:image>
        </draw:frame>
        <draw:line draw:style-name="gr4" draw:text-style-name="P1" draw:layer="layout" svg:x1="9.771cm" svg:y1="1.503cm" svg:x2="11.295cm" svg:y2="1.503cm">
          <text:p/>
        </draw:line>
        <draw:line draw:style-name="gr4" draw:text-style-name="P1" draw:layer="layout" svg:x1="6.977cm" svg:y1="1.524cm" svg:x2="8.501cm" svg:y2="1.524cm">
          <text:p/>
        </draw:line>
        <draw:frame draw:style-name="gr8" draw:text-style-name="P1" draw:layer="layout" svg:width="0.781cm" svg:height="0.774cm" svg:x="9.987cm" svg:y="1.571cm">
          <draw:image xlink:href="Pictures/2000002A0000022F0000022AF7D7881B.svm" xlink:type="simple" xlink:show="embed" xlink:actuate="onLoad">
            <text:p/>
          </draw:image>
        </draw:frame>
        <draw:frame draw:style-name="gr9" draw:text-style-name="P1" draw:layer="layout" svg:width="0.461cm" svg:height="0.566cm" svg:x="4.23cm" svg:y="1.675cm">
          <draw:image xlink:href="Pictures/2000001A0000014A00000195B475067A.svm" xlink:type="simple" xlink:show="embed" xlink:actuate="onLoad">
            <text:p/>
          </draw:image>
        </draw:frame>
        <draw:frame draw:style-name="gr10" draw:text-style-name="P1" xml:id="id1" draw:id="id1" draw:layer="layout" svg:width="0.671cm" svg:height="0.36cm" svg:x="5.028cm" svg:y="0.132cm">
          <draw:image xlink:href="Pictures/20000012000001E000000102A21DA15D.svm" xlink:type="simple" xlink:show="embed" xlink:actuate="onLoad">
            <text:p/>
          </draw:image>
        </draw:frame>
        <draw:frame draw:style-name="gr11" draw:text-style-name="P1" draw:layer="layout" svg:width="0.461cm" svg:height="0.637cm" svg:x="7.485cm" svg:y="1.64cm">
          <draw:image xlink:href="Pictures/2000001A0000014A000001C865285AEC.svm" xlink:type="simple" xlink:show="embed" xlink:actuate="onLoad">
            <text:p/>
          </draw:image>
        </draw:frame>
        <draw:line draw:style-name="gr12" draw:text-style-name="P1" draw:layer="layout" svg:x1="0.111cm" svg:y1="2.016cm" svg:x2="2.016cm" svg:y2="2.397cm">
          <text:p/>
        </draw:line>
        <draw:line draw:style-name="gr12" draw:text-style-name="P1" draw:layer="layout" svg:x1="2.27cm" svg:y1="1.889cm" svg:x2="1cm" svg:y2="0.111cm">
          <text:p/>
        </draw:line>
        <draw:line draw:style-name="gr12" draw:text-style-name="P1" draw:layer="layout" svg:x1="0.365cm" svg:y1="3.667cm" svg:x2="2.143cm" svg:y2="2.905cm">
          <text:p/>
        </draw:line>
        <draw:line draw:style-name="gr12" draw:text-style-name="P1" draw:layer="layout" svg:x1="14.843cm" svg:y1="2.016cm" svg:x2="12.938cm" svg:y2="2.397cm">
          <text:p/>
        </draw:line>
        <draw:line draw:style-name="gr12" draw:text-style-name="P1" draw:layer="layout" svg:x1="12.684cm" svg:y1="1.889cm" svg:x2="13.954cm" svg:y2="0.111cm">
          <text:p/>
        </draw:line>
        <draw:line draw:style-name="gr12" draw:text-style-name="P1" draw:layer="layout" svg:x1="14.589cm" svg:y1="3.667cm" svg:x2="12.811cm" svg:y2="2.905cm">
          <text:p/>
        </draw:line>
        <draw:frame draw:style-name="gr13" draw:text-style-name="P1" draw:layer="layout" svg:width="1.371cm" svg:height="0.438cm" svg:x="0.238cm" svg:y="1.508cm">
          <draw:image xlink:href="Pictures/2000002A000003D40000013A7FA876E7.svm" xlink:type="simple" xlink:show="embed" xlink:actuate="onLoad">
            <text:p/>
          </draw:image>
        </draw:frame>
        <draw:frame draw:style-name="gr14" draw:text-style-name="P1" draw:layer="layout" svg:width="1.351cm" svg:height="0.438cm" svg:x="13.573cm" svg:y="1.451cm">
          <draw:image xlink:href="Pictures/2000002A000003C60000013A86861A67.svm" xlink:type="simple" xlink:show="embed" xlink:actuate="onLoad">
            <text:p/>
          </draw:image>
        </draw:frame>
        <draw:frame draw:style-name="gr15" draw:text-style-name="P2" draw:layer="layout" svg:width="0.889cm" svg:height="0.743cm" svg:x="1.889cm" svg:y="2.089cm">
          <draw:text-box>
            <text:p><text:span text:style-name="T1">or</text:span></text:p>
          </draw:text-box>
        </draw:frame>
        <draw:frame draw:style-name="gr15" draw:text-style-name="P2" draw:layer="layout" svg:width="0.889cm" svg:height="0.743cm" svg:x="11.16cm" svg:y="2.089cm">
          <draw:text-box>
            <text:p><text:span text:style-name="T1">or</text:span></text:p>
          </draw:text-box>
        </draw:frame>
        <draw:frame draw:style-name="gr16" draw:text-style-name="P1" draw:layer="layout" svg:width="0.557cm" svg:height="0.566cm" svg:x="2.571cm" svg:y="1.762cm">
          <draw:image xlink:href="Pictures/2000001A0000018F000001957503469F.svm" xlink:type="simple" xlink:show="embed" xlink:actuate="onLoad">
            <text:p/>
          </draw:image>
        </draw:frame>
        <draw:frame draw:style-name="gr17" draw:text-style-name="P1" draw:layer="layout" svg:width="0.56cm" svg:height="0.63cm" svg:x="2.569cm" svg:y="2.529cm">
          <draw:image xlink:href="Pictures/2000001A00000191000001C33F0B5B32.svm" xlink:type="simple" xlink:show="embed" xlink:actuate="onLoad">
            <text:p/>
          </draw:image>
        </draw:frame>
        <draw:frame draw:style-name="gr18" draw:text-style-name="P1" draw:layer="layout" svg:width="0.56cm" svg:height="0.566cm" svg:x="11.84cm" svg:y="1.831cm">
          <draw:image xlink:href="Pictures/2000001A0000019100000195AA95C166.svm" xlink:type="simple" xlink:show="embed" xlink:actuate="onLoad">
            <text:p/>
          </draw:image>
        </draw:frame>
        <draw:frame draw:style-name="gr19" draw:text-style-name="P1" draw:layer="layout" svg:width="0.557cm" svg:height="0.63cm" svg:x="11.842cm" svg:y="2.524cm">
          <draw:image xlink:href="Pictures/2000001A0000018F000001C356A3F8F7.svm" xlink:type="simple" xlink:show="embed" xlink:actuate="onLoad">
            <text:p/>
          </draw:image>
        </draw:frame>
        <draw:frame draw:style-name="gr20" draw:text-style-name="P1" draw:layer="layout" svg:width="0.804cm" svg:height="0.458cm" svg:x="3.548cm" svg:y="0.846cm">
          <draw:image xlink:href="Pictures/2000002A0000023F0000014991FDDD88.svm" xlink:type="simple" xlink:show="embed" xlink:actuate="onLoad">
            <text:p/>
          </draw:image>
        </draw:frame>
        <draw:frame draw:style-name="gr21" draw:text-style-name="P1" draw:layer="layout" svg:width="0.496cm" svg:height="0.458cm" svg:x="4.895cm" svg:y="0.846cm">
          <draw:image xlink:href="Pictures/20000022000001630000014975961631.svm" xlink:type="simple" xlink:show="embed" xlink:actuate="onLoad">
            <text:p/>
          </draw:image>
        </draw:frame>
        <draw:frame draw:style-name="gr22" draw:text-style-name="P1" draw:layer="layout" svg:width="0.987cm" svg:height="0.458cm" svg:x="6.727cm" svg:y="0.846cm">
          <draw:image xlink:href="Pictures/20000032000002C200000149EFBF050C.svm" xlink:type="simple" xlink:show="embed" xlink:actuate="onLoad">
            <text:p/>
          </draw:image>
        </draw:frame>
        <draw:frame draw:style-name="gr23" draw:text-style-name="P1" draw:layer="layout" svg:width="0.983cm" svg:height="0.458cm" svg:x="7.985cm" svg:y="0.846cm">
          <draw:image xlink:href="Pictures/20000032000002BF00000149EAF9B61B.svm" xlink:type="simple" xlink:show="embed" xlink:actuate="onLoad">
            <text:p/>
          </draw:image>
        </draw:frame>
        <draw:frame draw:style-name="gr24" draw:text-style-name="P1" draw:layer="layout" svg:width="1.401cm" svg:height="0.505cm" svg:x="9.464cm" svg:y="0.823cm">
          <draw:image xlink:href="Pictures/20000042000003EB0000016B1ADD9F09.svm" xlink:type="simple" xlink:show="embed" xlink:actuate="onLoad">
            <text:p/>
          </draw:image>
        </draw:frame>
        <draw:frame draw:style-name="gr25" draw:text-style-name="P1" draw:layer="layout" svg:width="1.396cm" svg:height="0.505cm" svg:x="11.16cm" svg:y="0.749cm">
          <draw:image xlink:href="Pictures/20000042000003E60000016BBCC95DA0.svm" xlink:type="simple" xlink:show="embed" xlink:actuate="onLoad">
            <text:p/>
          </draw:image>
        </draw:frame>
        <draw:connector draw:style-name="gr26" draw:text-style-name="P1" draw:layer="layout" draw:type="curve" svg:x1="5.028cm" svg:y1="0.312cm" svg:x2="4.437cm" svg:y2="1.524cm" draw:start-shape="id1" draw:start-glue-point="3" draw:end-shape="id2" draw:end-glue-point="0" svg:d="m5028 312c-394 0-591 404-591 1212" svg:viewBox="0 0 592 12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5.24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Reilly</meta:initial-creator>
    <meta:creation-date>2013-05-20T07:19:32</meta:creation-date>
    <dc:date>2013-10-03T09:32:40</dc:date>
    <meta:editing-duration>PT25M35S</meta:editing-duration>
    <meta:editing-cycles>37</meta:editing-cycles>
    <meta:generator>LibreOffice/4.0.4.2$MacOSX_x86 LibreOffice_project/9e9821abd0ffdbc09cd8c52eaa574fa09eb08f2</meta:generator>
    <meta:document-statistic meta:object-count="36"/>
  </office:meta>
</office:document-meta>
</file>